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719" officeooo:paragraph-rsid="00032719"/>
    </style:style>
    <style:style style:name="P2" style:family="paragraph" style:parent-style-name="Standard">
      <style:text-properties officeooo:paragraph-rsid="00032719"/>
    </style:style>
    <style:style style:name="P3" style:family="paragraph" style:parent-style-name="Standard">
      <style:text-properties officeooo:rsid="00044f4c" officeooo:paragraph-rsid="00044f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4f4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2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Ej1</text:span><text:span text:style-name="T2">7</text:span><text:span text:style-name="T4">: Ejemplo sencillo de validación usando sesiones.</text:span></text:p>
      <text:p text:style-name="P1"/>
      <text:p text:style-name="P3">Inicialmente comprobamos si existe una variable de sesión llamada <text:span text:style-name="T1">nombre, </text:span><text:span text:style-name="T3">si no es así es que se tiene que validar.</text:span></text:p>
      <text:p text:style-name="P3"><text:span text:style-name="T3">Para validarse aparecerá un formulario pidiendo dni y contraseña. Si el dni es igual a 1 y la contraseña también, la validación es correcta y crearemos la variable de sesión </text:span><text:span text:style-name="T1">nomb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25T16:25:10.944000000</meta:creation-date>
    <dc:date>2020-10-30T18:43:31.741000000</dc:date>
    <meta:editing-duration>PT7M2S</meta:editing-duration>
    <meta:editing-cycles>2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3" meta:word-count="58" meta:character-count="348" meta:non-whitespace-character-count="293"/>
  </office:meta>
</office:document-meta>
</file>